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officeooo:paragraph-rsid="0002b54d"/>
    </style:style>
    <style:style style:name="P3" style:family="paragraph" style:parent-style-name="Heading_20_3">
      <style:text-properties officeooo:paragraph-rsid="0002b54d"/>
    </style:style>
    <style:style style:name="P4" style:family="paragraph" style:parent-style-name="Text_20_body">
      <style:paragraph-properties fo:text-align="start" style:justify-single-word="false"/>
      <style:text-properties officeooo:rsid="0002b54d" officeooo:paragraph-rsid="0002b54d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2b54d" officeooo:paragraph-rsid="0002b54d"/>
    </style:style>
    <style:style style:name="P6" style:family="paragraph" style:parent-style-name="Text_20_body" style:list-style-name="L2">
      <style:paragraph-properties fo:text-align="start" style:justify-single-word="false"/>
      <style:text-properties officeooo:rsid="0002b54d" officeooo:paragraph-rsid="0002b54d"/>
    </style:style>
    <style:style style:name="P7" style:family="paragraph" style:parent-style-name="Text_20_body" style:list-style-name="L4">
      <style:text-properties officeooo:rsid="0002b54d" officeooo:paragraph-rsid="0002b54d"/>
    </style:style>
    <style:style style:name="P8" style:family="paragraph" style:parent-style-name="Text_20_body">
      <style:paragraph-properties fo:text-align="start" style:justify-single-word="false"/>
      <style:text-properties officeooo:paragraph-rsid="0002b54d"/>
    </style:style>
    <style:style style:name="P9" style:family="paragraph" style:parent-style-name="Text_20_body" style:list-style-name="L1">
      <style:paragraph-properties fo:text-align="start" style:justify-single-word="false"/>
      <style:text-properties fo:font-style="normal" officeooo:rsid="0002b54d" officeooo:paragraph-rsid="0002b54d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02b54d" officeooo:paragraph-rsid="0002b54d" style:font-style-asian="normal" style:font-style-complex="normal"/>
    </style:style>
    <style:style style:name="P11" style:family="paragraph" style:parent-style-name="Text_20_body" style:list-style-name="L3">
      <style:paragraph-properties fo:text-align="start" style:justify-single-word="false"/>
      <style:text-properties fo:font-style="normal" officeooo:rsid="0002b54d" officeooo:paragraph-rsid="0002b54d" style:font-style-asian="normal" style:font-style-complex="normal"/>
    </style:style>
    <style:style style:name="T1" style:family="text">
      <style:text-properties officeooo:rsid="0002b54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b54d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2b54d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yecto Introducción a las Ciencias de la Computación y Programación</text:h>
      <text:h text:style-name="P2" text:outline-level="2"><text:span text:style-name="T1">GUI CNC Plotter</text:span></text:h>
      <text:h text:style-name="P3" text:outline-level="3"><text:span text:style-name="T1">Integrante:</text:span></text:h>
      <text:list text:style-name="L4">
        <text:list-item>
          <text:p text:style-name="P7">Martín Steven Hernández Ortiz</text:p>
        </text:list-item>
      </text:list>
      <text:p text:style-name="P4">Este proyecto va a hacer una implementación de Graphical User Interface (<text:span text:style-name="T2">GUI</text:span>) para un proyecto Free and Open Source Software and Hardware (<text:span text:style-name="T2">FOOSSH</text:span>), <text:span text:style-name="T2">Mini CNC Plotter</text:span>, hecho por el integrante del grupo <text:span text:style-name="T2">Martín Steven Hernández Ortiz</text:span>.</text:p>
      <text:p text:style-name="P4">Esta <text:span text:style-name="T2">GUI </text:span>va tener como principal propósito y objetivo poder visualizar los diferentes procesos que se deben tener en cuenta para operar el <text:span text:style-name="T2">Mini CNC Plotter</text:span>. Los cuales son:</text:p>
      <text:list text:style-name="L1">
        <text:list-item>
          <text:p text:style-name="P5">Ingreso básico de <text:span text:style-name="T2">Inputs</text:span>: Ingresar movimientos básicos y sencillos del <text:span text:style-name="T2">plotter</text:span> del <text:span text:style-name="T2">CNC apartir de la GUI, ya sea como un menu de botones o como un Input</text:span><text:span text:style-name="T4"> </text:span><text:span text:style-name="T2">de texto.</text:span></text:p>
        </text:list-item>
        <text:list-item>
          <text:p text:style-name="P9">Ingreso de Archivos G-Code: Archivos que contienen un sistema de coordenadas que se pueden representar, plotear, o ‘dibujar’ en el <text:span text:style-name="T2">CNC </text:span>con el <text:span text:style-name="T2">plotter</text:span>. Pasando los datos mediante un formato <text:span text:style-name="T2">JSON.</text:span></text:p>
        </text:list-item>
        <text:list-item>
          <text:p text:style-name="P9">Visualización de la comunicación del CNC con el Computador: ‘Escuchar’ la comunicación entre el CNC y el Computador de una forma asíncrona donde se muestre la salida de esta información.</text:p>
        </text:list-item>
      </text:list>
      <text:p text:style-name="P8"><text:span text:style-name="T5">Además de otros objetivos secundarios que se pueden cumplir con la </text:span><text:span text:style-name="T3">GUI </text:span><text:span text:style-name="T5">que complementarían su funcionamiento. Generalmente para no tener que recurrir a otras herramientas externas y que al contar con la </text:span><text:span text:style-name="T3">GUI </text:span><text:span text:style-name="T5">se pueda usar completamente el </text:span><text:span text:style-name="T3">Mini CNC Plotter</text:span><text:span text:style-name="T5">. Estos objetivos secundarios serían:</text:span></text:p>
      <text:list text:style-name="L2">
        <text:list-item>
          <text:p text:style-name="P6"><text:span text:style-name="T4">Previsualización del Archivo G-Code: Apartir del sistema de Coordenadas en el Archivo G-Code crear una previsualización interactiva que muestre el G-Code a realizar antes de pasar los datos al CNC</text:span></text:p>
        </text:list-item>
        <text:list-item>
          <text:p text:style-name="P6"><text:span text:style-name="T4">Visualización de progreso del Ingreso de los Archivos G-Code: Apartir del punto anterior mostrar que acciones ya se han realizado y cuales faltan de las instrucciones del archivo G-Code.</text:span></text:p>
        </text:list-item>
        <text:list-item>
          <text:p text:style-name="P6"><text:span text:style-name="T4">Generación de Archivos G-Code apartir de una Imagen usando la implemetación </text:span><text:span text:style-name="T2">CLI </text:span><text:span text:style-name="T4">de </text:span><text:span text:style-name="T2">Inkscape.</text:span></text:p>
        </text:list-item>
      </text:list>
      <text:p text:style-name="P10">Las tecnologías y metodologías que se van a usar para este proyecto se basarían en tecnologías de alto rendimiento, siendo estas:</text:p>
      <text:list text:style-name="L3">
        <text:list-item>
          <text:p text:style-name="P11">C revisión 17 para el código de la <text:span text:style-name="T2">GUI.</text:span></text:p>
        </text:list-item>
        <text:list-item>
          <text:p text:style-name="P11">C++ para el código que use el <text:span text:style-name="T2">Mini CNC Plotter.</text:span></text:p>
        </text:list-item>
        <text:list-item>
          <text:p text:style-name="P11"><text:soft-page-break/>GTK 3.0+ como tecnología de <text:span text:style-name="T2">GUI.</text:span></text:p>
        </text:list-item>
        <text:list-item>
          <text:p text:style-name="P11">Serial Communication para comunicar la <text:span text:style-name="T2">GUI</text:span> con el <text:span text:style-name="T2">Mini CNC Plotter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0:32:23.485416958</meta:creation-date>
    <dc:date>2023-09-26T10:57:59.793854998</dc:date>
    <meta:editing-duration>PT25M36S</meta:editing-duration>
    <meta:editing-cycles>1</meta:editing-cycles>
    <meta:document-statistic meta:table-count="0" meta:image-count="0" meta:object-count="0" meta:page-count="2" meta:paragraph-count="18" meta:word-count="360" meta:character-count="2162" meta:non-whitespace-character-count="1831"/>
    <meta:generator>LibreOffice/7.6.0.3$Linux_X86_64 LibreOffice_project/60$Build-3</meta:generator>
  </office:meta>
</office:document-meta>
</file>